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6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78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117cm" svg:height="15.915cm" svg:x="2.383cm" svg:y="3cm">
          <draw:text-box>
            <text:p>8上-英语-人教版 unit 8</text:p>
            <text:p/>
            <text:p/>
            <text:p>communicate / communication</text:p>
            <text:p/>
            <text:p>sign / signature</text:p>
            <text:p/>
            <text:p>speech / speechless</text:p>
            <text:p/>
            <text:p>argue / argument</text:p>
            <text:p/>
            <text:p>prefer / preference</text:p>
            <text:p/>
            <text:p>expression / express</text:p>
            <text:p/>
            <text:p>difficulty / difficult</text:p>
            <text:p/>
            <text:p>seriously / serious</text:p>
            <text:p/>
            <text:p>stranger / strange</text:p>
            <text:p/>
            <text:p>impolite / polit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4cm" svg:height="16.528cm" svg:x="2cm" svg:y="2.472cm">
          <draw:text-box>
            <text:p>pay / payment</text:p>
            <text:p/>
            <text:p>benefit / beneficial</text:p>
            <text:p/>
            <text:p>It's my honor to introduce you …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27S</meta:editing-duration>
    <meta:editing-cycles>24</meta:editing-cycles>
    <meta:generator>OpenOffice/4.1.15$Win32 OpenOffice.org_project/4115m2$Build-9813</meta:generator>
    <dc:date>2025-11-26T17:37:56.65</dc:date>
    <meta:document-statistic meta:object-count="27"/>
  </office:meta>
</office:document-meta>
</file>